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3]*[.$C$2])^[.$D$2]" office:value-type="float" office:value="0.316227766016838" calcext:value-type="float">
            <text:p>0.316227766</text:p>
          </table:table-cell>
          <table:table-cell/>
          <table:table-cell table:formula="of:=[.C3]*[.$E$2]" office:value-type="float" office:value="63.2455532033676" calcext:value-type="float">
            <text:p>63.24555320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4]*[.$C$2])^[.$D$2]" office:value-type="float" office:value="0.223606797749979" calcext:value-type="float">
            <text:p>0.2236067977</text:p>
          </table:table-cell>
          <table:table-cell/>
          <table:table-cell table:formula="of:=[.C4]*[.$E$2]" office:value-type="float" office:value="44.7213595499958" calcext:value-type="float">
            <text:p>44.721359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5]*[.$C$2])^[.$D$2]" office:value-type="float" office:value="0.182574185835055" calcext:value-type="float">
            <text:p>0.1825741858</text:p>
          </table:table-cell>
          <table:table-cell/>
          <table:table-cell table:formula="of:=[.C5]*[.$E$2]" office:value-type="float" office:value="36.5148371670111" calcext:value-type="float">
            <text:p>36.5148371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6]*[.$C$2])^[.$D$2]" office:value-type="float" office:value="0.158113883008419" calcext:value-type="float">
            <text:p>0.158113883</text:p>
          </table:table-cell>
          <table:table-cell/>
          <table:table-cell table:formula="of:=[.C6]*[.$E$2]" office:value-type="float" office:value="31.6227766016838" calcext:value-type="float">
            <text:p>31.62277660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7]*[.$C$2])^[.$D$2]" office:value-type="float" office:value="0.14142135623731" calcext:value-type="float">
            <text:p>0.1414213562</text:p>
          </table:table-cell>
          <table:table-cell/>
          <table:table-cell table:formula="of:=[.C7]*[.$E$2]" office:value-type="float" office:value="28.2842712474619" calcext:value-type="float">
            <text:p>28.284271247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8]*[.$C$2])^[.$D$2]" office:value-type="float" office:value="0.129099444873581" calcext:value-type="float">
            <text:p>0.1290994449</text:p>
          </table:table-cell>
          <table:table-cell/>
          <table:table-cell table:formula="of:=[.C8]*[.$E$2]" office:value-type="float" office:value="25.8198889747161" calcext:value-type="float">
            <text:p>25.81988897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9]*[.$C$2])^[.$D$2]" office:value-type="float" office:value="0.119522860933439" calcext:value-type="float">
            <text:p>0.1195228609</text:p>
          </table:table-cell>
          <table:table-cell/>
          <table:table-cell table:formula="of:=[.C9]*[.$E$2]" office:value-type="float" office:value="23.9045721866879" calcext:value-type="float">
            <text:p>23.90457218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10]*[.$C$2])^[.$D$2]" office:value-type="float" office:value="0.111803398874989" calcext:value-type="float">
            <text:p>0.1118033989</text:p>
          </table:table-cell>
          <table:table-cell/>
          <table:table-cell table:formula="of:=[.C10]*[.$E$2]" office:value-type="float" office:value="22.3606797749979" calcext:value-type="float">
            <text:p>22.3606797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11]*[.$C$2])^[.$D$2]" office:value-type="float" office:value="0.105409255338946" calcext:value-type="float">
            <text:p>0.1054092553</text:p>
          </table:table-cell>
          <table:table-cell/>
          <table:table-cell table:formula="of:=[.C11]*[.$E$2]" office:value-type="float" office:value="21.0818510677892" calcext:value-type="float">
            <text:p>21.08185106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2]*[.$C$2])^[.$D$2]" office:value-type="float" office:value="0.1" calcext:value-type="float">
            <text:p>0.1</text:p>
          </table:table-cell>
          <table:table-cell/>
          <table:table-cell table:formula="of:=[.C12]*[.$E$2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13]*[.$C$2])^[.$D$2]" office:value-type="float" office:value="0.0953462589245592" calcext:value-type="float">
            <text:p>0.0953462589</text:p>
          </table:table-cell>
          <table:table-cell/>
          <table:table-cell table:formula="of:=[.C13]*[.$E$2]" office:value-type="float" office:value="19.0692517849119" calcext:value-type="float">
            <text:p>19.069251784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14]*[.$C$2])^[.$D$2]" office:value-type="float" office:value="0.0912870929175277" calcext:value-type="float">
            <text:p>0.0912870929</text:p>
          </table:table-cell>
          <table:table-cell/>
          <table:table-cell table:formula="of:=[.C14]*[.$E$2]" office:value-type="float" office:value="18.2574185835055" calcext:value-type="float">
            <text:p>18.257418583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15]*[.$C$2])^[.$D$2]" office:value-type="float" office:value="0.0877058019307029" calcext:value-type="float">
            <text:p>0.0877058019</text:p>
          </table:table-cell>
          <table:table-cell/>
          <table:table-cell table:formula="of:=[.C15]*[.$E$2]" office:value-type="float" office:value="17.5411603861406" calcext:value-type="float">
            <text:p>17.541160386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16]*[.$C$2])^[.$D$2]" office:value-type="float" office:value="0.0845154254728516" calcext:value-type="float">
            <text:p>0.0845154255</text:p>
          </table:table-cell>
          <table:table-cell/>
          <table:table-cell table:formula="of:=[.C16]*[.$E$2]" office:value-type="float" office:value="16.9030850945703" calcext:value-type="float">
            <text:p>16.903085094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7]*[.$C$2])^[.$D$2]" office:value-type="float" office:value="0.0816496580927726" calcext:value-type="float">
            <text:p>0.0816496581</text:p>
          </table:table-cell>
          <table:table-cell/>
          <table:table-cell table:formula="of:=[.C17]*[.$E$2]" office:value-type="float" office:value="16.3299316185545" calcext:value-type="float">
            <text:p>16.329931618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18]*[.$C$2])^[.$D$2]" office:value-type="float" office:value="0.0790569415042095" calcext:value-type="float">
            <text:p>0.0790569415</text:p>
          </table:table-cell>
          <table:table-cell/>
          <table:table-cell table:formula="of:=[.C18]*[.$E$2]" office:value-type="float" office:value="15.8113883008419" calcext:value-type="float">
            <text:p>15.811388300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19]*[.$C$2])^[.$D$2]" office:value-type="float" office:value="0.0766964988847371" calcext:value-type="float">
            <text:p>0.0766964989</text:p>
          </table:table-cell>
          <table:table-cell/>
          <table:table-cell table:formula="of:=[.C19]*[.$E$2]" office:value-type="float" office:value="15.3392997769474" calcext:value-type="float">
            <text:p>15.339299776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20]*[.$C$2])^[.$D$2]" office:value-type="float" office:value="0.074535599249993" calcext:value-type="float">
            <text:p>0.0745355992</text:p>
          </table:table-cell>
          <table:table-cell/>
          <table:table-cell table:formula="of:=[.C20]*[.$E$2]" office:value-type="float" office:value="14.9071198499986" calcext:value-type="float">
            <text:p>14.9071198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21]*[.$C$2])^[.$D$2]" office:value-type="float" office:value="0.0725476250110012" calcext:value-type="float">
            <text:p>0.072547625</text:p>
          </table:table-cell>
          <table:table-cell/>
          <table:table-cell table:formula="of:=[.C21]*[.$E$2]" office:value-type="float" office:value="14.5095250022002" calcext:value-type="float">
            <text:p>14.50952500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22]*[.$C$2])^[.$D$2]" office:value-type="float" office:value="0.0707106781186547" calcext:value-type="float">
            <text:p>0.0707106781</text:p>
          </table:table-cell>
          <table:table-cell/>
          <table:table-cell table:formula="of:=[.C22]*[.$E$2]" office:value-type="float" office:value="14.142135623731" calcext:value-type="float">
            <text:p>14.142135623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23]*[.$C$2])^[.$D$2]" office:value-type="float" office:value="0.0690065559342354" calcext:value-type="float">
            <text:p>0.0690065559</text:p>
          </table:table-cell>
          <table:table-cell/>
          <table:table-cell table:formula="of:=[.C23]*[.$E$2]" office:value-type="float" office:value="13.8013111868471" calcext:value-type="float">
            <text:p>13.80131118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24]*[.$C$2])^[.$D$2]" office:value-type="float" office:value="0.0674199862463242" calcext:value-type="float">
            <text:p>0.0674199862</text:p>
          </table:table-cell>
          <table:table-cell/>
          <table:table-cell table:formula="of:=[.C24]*[.$E$2]" office:value-type="float" office:value="13.4839972492648" calcext:value-type="float">
            <text:p>13.483997249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25]*[.$C$2])^[.$D$2]" office:value-type="float" office:value="0.0659380473395787" calcext:value-type="float">
            <text:p>0.0659380473</text:p>
          </table:table-cell>
          <table:table-cell/>
          <table:table-cell table:formula="of:=[.C25]*[.$E$2]" office:value-type="float" office:value="13.1876094679157" calcext:value-type="float">
            <text:p>13.1876094679</text:p>
          </table:table-cell>
        </table:table-row>
        <table:table-row table:style-name="ro1">
          <table:table-cell table:number-columns-repeated="4"/>
          <table:table-cell table:formula="of:=SUM([.E3:.E25])" office:value-type="float" office:value="520.839023699141" calcext:value-type="float">
            <text:p>520.8390236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0:30:13.897969246</meta:creation-date>
    <dc:date>2017-07-04T14:46:26.985511893</dc:date>
    <meta:editing-duration>PT2M11S</meta:editing-duration>
    <meta:editing-cycles>1</meta:editing-cycles>
    <meta:document-statistic meta:table-count="1" meta:cell-count="73" meta:object-count="0"/>
    <meta:generator>LibreOffice/5.1.6.2$Linux_X86_64 LibreOffice_project/10m0$Build-2</meta:generator>
  </office:meta>
</office:document-meta>
</file>